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4:26:17.07</meta:creation-date>
    <dc:date>2013-06-04T14:27:45.2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3.5$Windows_x86 LibreOffice_project/7e68ba2-a744ebf-1f241b7-c506db1-7d53735</meta:generator>
  </office:meta>
</office:document-meta>
</file>